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1">
      <style:text-properties fo:font-style="normal" style:text-underline-style="none" fo:font-weight="normal" officeooo:rsid="0054afe4" officeooo:paragraph-rsid="0054afe4" style:font-style-asian="normal" style:font-weight-asian="normal" style:font-style-complex="normal" style:font-weight-complex="normal"/>
    </style:style>
    <style:style style:name="P2" style:family="paragraph" style:parent-style-name="Text_20_body" style:list-style-name="L1">
      <style:text-properties fo:font-style="normal" style:text-underline-style="none" fo:font-weight="normal" officeooo:rsid="0054afe4" officeooo:paragraph-rsid="0054afe4" style:font-style-asian="normal" style:font-weight-asian="normal" style:font-style-complex="normal" style:font-weight-complex="normal"/>
    </style:style>
    <style:style style:name="P3" style:family="paragraph" style:parent-style-name="Text_20_body" style:list-style-name="L2">
      <style:text-properties fo:font-style="normal" style:text-underline-style="none" fo:font-weight="normal" officeooo:rsid="00555cb8" officeooo:paragraph-rsid="00555cb8" style:font-style-asian="normal" style:font-weight-asian="normal" style:font-style-complex="normal" style:font-weight-complex="normal"/>
    </style:style>
    <style:style style:name="P4" style:family="paragraph" style:parent-style-name="Text_20_body" style:list-style-name="L2">
      <style:text-properties fo:font-style="normal" style:text-underline-style="none" fo:font-weight="normal" officeooo:rsid="00563008" officeooo:paragraph-rsid="00563008" style:font-style-asian="normal" style:font-weight-asian="normal" style:font-style-complex="normal" style:font-weight-complex="normal"/>
    </style:style>
    <style:style style:name="P5" style:family="paragraph" style:parent-style-name="Text_20_body" style:list-style-name="L2">
      <style:text-properties fo:font-style="normal" style:text-underline-style="none" fo:font-weight="normal" officeooo:rsid="005829e1" officeooo:paragraph-rsid="005829e1" style:font-style-asian="normal" style:font-weight-asian="normal" style:font-style-complex="normal" style:font-weight-complex="normal"/>
    </style:style>
    <style:style style:name="P6" style:family="paragraph" style:parent-style-name="Text_20_body" style:list-style-name="L3">
      <style:text-properties fo:font-style="normal" style:text-underline-style="none" fo:font-weight="normal" officeooo:rsid="005a09c4" officeooo:paragraph-rsid="005a09c4" style:font-style-asian="normal" style:font-weight-asian="normal" style:font-style-complex="normal" style:font-weight-complex="normal"/>
    </style:style>
    <style:style style:name="P7" style:family="paragraph" style:parent-style-name="Text_20_body" style:list-style-name="L3">
      <style:text-properties fo:font-style="normal" style:text-underline-style="none" fo:font-weight="normal" officeooo:rsid="005aa04f" officeooo:paragraph-rsid="005aa04f" style:font-style-asian="normal" style:font-weight-asian="normal" style:font-style-complex="normal" style:font-weight-complex="normal"/>
    </style:style>
    <style:style style:name="P8" style:family="paragraph" style:parent-style-name="Text_20_body" style:list-style-name="L4">
      <style:text-properties officeooo:rsid="005b3928" officeooo:paragraph-rsid="005b3928"/>
    </style:style>
    <style:style style:name="P9" style:family="paragraph" style:parent-style-name="Text_20_body" style:list-style-name="L4">
      <style:text-properties officeooo:rsid="005cee23" officeooo:paragraph-rsid="005cee23"/>
    </style:style>
    <style:style style:name="P10" style:family="paragraph" style:parent-style-name="Text_20_body" style:list-style-name="L4">
      <style:text-properties officeooo:rsid="005e2757" officeooo:paragraph-rsid="005e2757"/>
    </style:style>
    <style:style style:name="P11" style:family="paragraph" style:parent-style-name="Text_20_body">
      <style:text-properties officeooo:rsid="00616ed5" officeooo:paragraph-rsid="00616ed5"/>
    </style:style>
    <style:style style:name="P12" style:family="paragraph" style:parent-style-name="Text_20_body" style:list-style-name="L5">
      <style:text-properties officeooo:rsid="00616ed5" officeooo:paragraph-rsid="00616ed5"/>
    </style:style>
    <style:style style:name="P13" style:family="paragraph" style:parent-style-name="Text_20_body" style:list-style-name="L5">
      <style:text-properties officeooo:paragraph-rsid="00616ed5"/>
    </style:style>
    <style:style style:name="P14" style:family="paragraph" style:parent-style-name="Heading_20_2">
      <style:text-properties officeooo:rsid="005b3928" officeooo:paragraph-rsid="005b392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cee23"/>
    </style:style>
    <style:style style:name="T3" style:family="text">
      <style:text-properties style:text-underline-style="solid" style:text-underline-width="auto" style:text-underline-color="font-color" officeooo:rsid="005e2757"/>
    </style:style>
    <style:style style:name="T4" style:family="text">
      <style:text-properties officeooo:rsid="005cee23"/>
    </style:style>
    <style:style style:name="T5" style:family="text">
      <style:text-properties officeooo:rsid="005e2757"/>
    </style:style>
    <style:style style:name="T6" style:family="text">
      <style:text-properties officeooo:rsid="00616e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Voix active/passive</text:h>
      <text:h text:style-name="Heading_20_2" text:outline-level="2">1. Dites si les verbes des phrases sont à la voix active ou à la voix passive.</text:h>
      <text:list xml:id="list3291691917751932275" text:style-name="L1">
        <text:list-item>
          <text:p text:style-name="P2">Ont été réintroduits : voix passive</text:p>
        </text:list-item>
        <text:list-item>
          <text:p text:style-name="P2">Affirment : vx active<text:line-break/>ont été attaqués : vx passive</text:p>
        </text:list-item>
        <text:list-item>
          <text:p text:style-name="P2">sont arrivés : vx active</text:p>
        </text:list-item>
        <text:list-item>
          <text:p text:style-name="P2">sont récompensés : vx passive</text:p>
        </text:list-item>
        <text:list-item>
          <text:p text:style-name="P2">est monté : vx active</text:p>
        </text:list-item>
        <text:list-item>
          <text:p text:style-name="P2">est rentré : vx active</text:p>
        </text:list-item>
        <text:list-item>
          <text:p text:style-name="P2">est offerte : vx passive</text:p>
        </text:list-item>
        <text:list-item>
          <text:p text:style-name="P2">est mort : vx active</text:p>
        </text:list-item>
      </text:list>
      <text:h text:style-name="Heading_20_2" text:outline-level="2">2. Transformez les phrases à la voix passive ; vous conserverez le même temps et soulignez les compléments d'agent éventuels.</text:h>
      <text:list xml:id="list5485609533299059217" text:style-name="L2">
        <text:list-item>
          <text:p text:style-name="P3">Cette maisonette a été occupée <text:span text:style-name="T1">par une aimable vieille</text:span> dame pendant de longues années.</text:p>
        </text:list-item>
        <text:list-item>
          <text:p text:style-name="P3">Les bureaux seront réaménagés pendant les vacances.</text:p>
        </text:list-item>
        <text:list-item>
          <text:p text:style-name="P3">Les traces de pas avaient été effacées <text:span text:style-name="T1">par la pluie</text:span>.</text:p>
        </text:list-item>
        <text:list-item>
          <text:p text:style-name="P4">Les musées sont assiduement fréquentés <text:span text:style-name="T1">par le public</text:span>.</text:p>
        </text:list-item>
        <text:list-item>
          <text:p text:style-name="P4">Des lettres jaunies furent découvertes dans le grenier <text:span text:style-name="T1">par les nouveaux propriétaires</text:span>.</text:p>
        </text:list-item>
        <text:list-item>
          <text:p text:style-name="P5">Le feu était attisé <text:span text:style-name="T1">par le vent</text:span>.</text:p>
        </text:list-item>
      </text:list>
      <text:h text:style-name="Heading_20_2" text:outline-level="2">3. Transposez les phrases suivantes à la <text:s/>voix active, vous concervez le même temps.</text:h>
      <text:list xml:id="list6583369871663852824" text:style-name="L3">
        <text:list-item>
          <text:p text:style-name="P6">Les organisateurs du rallye ont donné des renseignements très précis.</text:p>
        </text:list-item>
        <text:list-item>
          <text:p text:style-name="P6">Aujourd'hui, une légère brume voile le panorama.</text:p>
        </text:list-item>
        <text:list-item>
          <text:p text:style-name="P6"><text:soft-page-break/>En 1630, on avait dérobé le tableau « fruits et capucines ».</text:p>
        </text:list-item>
        <text:list-item>
          <text:p text:style-name="P6"><text:s/></text:p>
        </text:list-item>
        <text:list-item>
          <text:p text:style-name="P7">Nous vous avertirons en temps utile de notre nouvelle adresse.</text:p>
        </text:list-item>
        <text:list-item>
          <text:p text:style-name="P7">La sobriété et l'élégance de ce premier roman auront sans doute séduit les membres du jury.</text:p>
        </text:list-item>
        <text:list-item>
          <text:p text:style-name="P7">On ne publia cette œuvre qu'après la mort de son auteur.</text:p>
        </text:list-item>
      </text:list>
      <text:h text:style-name="P14" text:outline-level="2">4. Réécrivez les phrases suivantes en conjuguant les verbes entre parenthèses au passé composé, à la voix active ou à la voix passive semon le cas.</text:h>
      <text:list xml:id="list3469231454430060515" text:style-name="L4">
        <text:list-item>
          <text:p text:style-name="P8">Un orage extrêmement violent <text:span text:style-name="T1">a éclaté</text:span> la nuit dernière. <text:span text:style-name="T4">→ Vx active</text:span></text:p>
        </text:list-item>
        <text:list-item>
          <text:p text:style-name="P8">Des cheminées <text:span text:style-name="T2">ont été renversées</text:span><text:span text:style-name="T4"> par des rafales de vent. → Vx passive</text:span></text:p>
        </text:list-item>
        <text:list-item>
          <text:p text:style-name="P9">les pompiers <text:span text:style-name="T1">ont secouru</text:span> plusieurs personnes âgées. → Vx active</text:p>
        </text:list-item>
        <text:list-item>
          <text:p text:style-name="P9">Un vieillard, victime d’un accident cardiaque, <text:span text:style-name="T1">a été transféré</text:span> à l’hôpital. → Vx passive</text:p>
        </text:list-item>
        <text:list-item>
          <text:p text:style-name="P9">Vers six heures, le vent <text:span text:style-name="T5">et les coups de tonnerre, </text:span><text:span text:style-name="T3">ont cessé</text:span><text:span text:style-name="T5">. → Vx. Active</text:span></text:p>
        </text:list-item>
        <text:list-item>
          <text:p text:style-name="P10">Les habitants <text:span text:style-name="T1">ont constaté</text:span> de nombreux dégâts → Vx. Active</text:p>
        </text:list-item>
        <text:list-item>
          <text:p text:style-name="P10">M. B., par exemple, <text:span text:style-name="T1">a découvert</text:span> un saccage effroyable. → Vx. Active</text:p>
          <text:p text:style-name="P10">Ses massifs de fleurs <text:span text:style-name="T1">ont été</text:span> notamment <text:span text:style-name="T1">anéantis</text:span>. → Vx. Passive</text:p>
        </text:list-item>
      </text:list>
      <text:h text:style-name="Heading_20_2" text:outline-level="2">5. Mettez les phrases suivantes à la voix passive, attention aux temps utilisés.</text:h>
      <text:p text:style-name="P11">[…] </text:p>
      <text:list xml:id="list8293448991501417420" text:style-name="L5">
        <text:list-item>
          <text:p text:style-name="P13"><text:span text:style-name="T6">Ils ont été aveuglés par l’éclair du flash</text:span></text:p>
        </text:list-item>
        <text:list-item>
          <text:p text:style-name="P12">Sans mon intervention, elle aurait été longtemps poursuivie par le chi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3-10T10:09:35.331334935</dc:date>
    <meta:editing-duration>PT6H28M47S</meta:editing-duration>
    <meta:editing-cycles>68</meta:editing-cycles>
    <meta:generator>LibreOffice/5.1.0.3$Linux_X86_64 LibreOffice_project/10m0$Build-3</meta:generator>
    <meta:document-statistic meta:table-count="0" meta:image-count="0" meta:object-count="0" meta:page-count="2" meta:paragraph-count="38" meta:word-count="409" meta:character-count="2235" meta:non-whitespace-character-count="1890"/>
  </office:meta>
</office:document-meta>
</file>